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vertical-align="middle" draw:auto-grow-height="false"/>
    </style:style>
    <style:style style:name="gr2" style:family="graphic" style:parent-style-name="standard">
      <style:graphic-properties draw:marker-start="Circle" draw:marker-start-width="0.203cm" draw:textarea-vertical-align="middle" draw:shadow="hidden" draw:shadow-offset-x="0.203cm" draw:shadow-offset-y="0.20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Unboxed_20_Text">
      <style:graphic-properties draw:auto-grow-width="true" fo:min-height="0cm" fo:min-width="0cm"/>
    </style:style>
    <style:style style:name="gr6" style:family="graphic" style:parent-style-name="Unboxed_20_Text">
      <style:graphic-properties draw:auto-grow-width="true" fo:min-height="0.2cm" fo:min-width="0cm"/>
    </style:style>
    <style:style style:name="gr7" style:family="graphic" style:parent-style-name="Small_20_Unboxed_20_Text">
      <style:graphic-properties draw:auto-grow-width="true" fo:min-height="0cm" fo:min-width="0.536cm"/>
    </style:style>
    <style:style style:name="gr8" style:family="graphic" style:parent-style-name="Unboxed_20_Text">
      <style:graphic-properties draw:auto-grow-width="true" fo:min-height="0.399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mall_20_Unboxed_20_Text">
      <style:graphic-properties draw:auto-grow-width="true" fo:min-height="0cm" fo:min-width="0cm"/>
    </style:style>
    <style:style style:name="gr11" style:family="graphic" style:parent-style-name="standard">
      <style:graphic-properties draw:textarea-vertical-align="middle" draw:auto-grow-height="false"/>
    </style:style>
    <style:style style:name="gr12" style:family="graphic" style:parent-style-name="Switch_20_Label">
      <style:graphic-properties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0.762cm" draw:transform="rotate (1.5707963267949) translate (8.877cm 17.167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" draw:id="id1">
          <draw:glue-point draw:id="4" svg:x="-4.746cm" svg:y="5.123cm"/>
          <draw:glue-point draw:id="5" svg:x="4.595cm" svg:y="4.876cm"/>
          <draw:glue-point draw:id="6" svg:x="-4.694cm" svg:y="4.612cm"/>
          <draw:line draw:style-name="gr2" draw:text-style-name="P1" draw:layer="layout" svg:x1="19.487cm" svg:y1="6.251cm" svg:x2="20.249cm" svg:y2="6.251cm">
            <text:p/>
          </draw:line>
          <draw:line draw:style-name="gr2" draw:text-style-name="P1" draw:layer="layout" svg:x1="22.135cm" svg:y1="6.251cm" svg:x2="21.373cm" svg:y2="6.251cm">
            <text:p/>
          </draw:line>
          <draw:line draw:style-name="gr3" draw:text-style-name="P1" draw:layer="layout" svg:x1="20.249cm" svg:y1="6.252cm" svg:x2="21.233cm" svg:y2="5.684cm">
            <text:p/>
          </draw:line>
        </draw:g>
        <draw:line draw:style-name="gr4" draw:text-style-name="P1" xml:id="id6" draw:id="id6" draw:layer="layout" svg:x1="23.062cm" svg:y1="3.053cm" svg:x2="27.418cm" svg:y2="3.053cm">
          <text:p/>
        </draw:line>
        <draw:line draw:style-name="gr4" draw:text-style-name="P1" xml:id="id5" draw:id="id5" draw:layer="layout" svg:x1="23.062cm" svg:y1="9.253cm" svg:x2="27.493cm" svg:y2="9.253cm">
          <text:p/>
        </draw:line>
        <draw:frame draw:style-name="gr5" draw:layer="layout" svg:width="2.881cm" svg:height="0.607cm" svg:x="27.496cm" svg:y="2.766cm">
          <draw:text-box>
            <text:p>Left Wing Strobe</text:p>
          </draw:text-box>
        </draw:frame>
        <draw:frame draw:style-name="gr5" draw:layer="layout" svg:width="3.093cm" svg:height="0.607cm" svg:x="27.496cm" svg:y="8.941cm">
          <draw:text-box>
            <text:p>Right Wing Strobe</text:p>
          </draw:text-box>
        </draw:frame>
        <draw:frame draw:style-name="gr6" draw:layer="layout" svg:width="2.276cm" svg:height="0.963cm" svg:x="23.723cm" svg:y="2.556cm">
          <draw:text-box>
            <text:p>LIGHT4</text:p>
            <text:p>20AWG Red</text:p>
          </draw:text-box>
        </draw:frame>
        <draw:frame draw:style-name="gr6" draw:layer="layout" svg:width="2.276cm" svg:height="0.963cm" svg:x="23.723cm" svg:y="8.781cm">
          <draw:text-box>
            <text:p>LIGHT6</text:p>
            <text:p>20AWG Red</text:p>
          </draw:text-box>
        </draw:frame>
        <draw:frame draw:style-name="gr7" draw:layer="layout" svg:width="1.158cm" svg:height="0.963cm" svg:x="9.548cm" svg:y="5.326cm">
          <draw:text-box>
            <text:p>STRB</text:p>
            <text:p>10A</text:p>
          </draw:text-box>
        </draw:frame>
        <draw:connector draw:style-name="gr3" draw:text-style-name="P1" draw:layer="layout" draw:line-skew="-0.623cm" svg:x1="19.555cm" svg:y1="6.252cm" svg:x2="11.723cm" svg:y2="6.228cm" draw:start-shape="id1" draw:start-glue-point="4" draw:end-shape="id2" draw:end-glue-point="1" svg:d="M19555 6252v-22h-3937v-2h-3895" svg:viewBox="0 0 7833 25">
          <text:p/>
        </draw:connector>
        <draw:frame draw:style-name="gr8" draw:layer="layout" svg:width="3.106cm" svg:height="0.399cm" svg:x="11.883cm" svg:y="5.962cm">
          <draw:text-box>
            <text:p>?? 16 AWG Yellow</text:p>
          </draw:text-box>
        </draw:frame>
        <draw:g xml:id="id3" draw:id="id3">
          <draw:glue-point draw:id="4" svg:x="-4.746cm" svg:y="5.123cm"/>
          <draw:glue-point draw:id="5" svg:x="4.595cm" svg:y="4.876cm"/>
          <draw:glue-point draw:id="6" svg:x="-4.694cm" svg:y="4.612cm"/>
          <draw:line draw:style-name="gr2" draw:text-style-name="P1" draw:layer="layout" svg:x1="19.706cm" svg:y1="14.794cm" svg:x2="20.468cm" svg:y2="14.794cm">
            <text:p/>
          </draw:line>
          <draw:line draw:style-name="gr2" draw:text-style-name="P1" draw:layer="layout" svg:x1="22.354cm" svg:y1="14.794cm" svg:x2="21.592cm" svg:y2="14.794cm">
            <text:p/>
          </draw:line>
          <draw:line draw:style-name="gr3" draw:text-style-name="P1" draw:layer="layout" svg:x1="20.468cm" svg:y1="14.795cm" svg:x2="21.452cm" svg:y2="14.227cm">
            <text:p/>
          </draw:line>
        </draw:g>
        <draw:line draw:style-name="gr4" draw:text-style-name="P1" draw:layer="layout" svg:x1="23.281cm" svg:y1="14.196cm" svg:x2="27.637cm" svg:y2="14.196cm">
          <text:p/>
        </draw:line>
        <draw:line draw:style-name="gr4" draw:text-style-name="P1" draw:layer="layout" svg:x1="23.281cm" svg:y1="15.396cm" svg:x2="27.712cm" svg:y2="15.396cm">
          <text:p/>
        </draw:line>
        <draw:line draw:style-name="gr9" draw:text-style-name="P1" draw:layer="layout" svg:x1="23.281cm" svg:y1="14.196cm" svg:x2="22.322cm" svg:y2="14.761cm">
          <text:p/>
        </draw:line>
        <draw:line draw:style-name="gr9" draw:text-style-name="P1" draw:layer="layout" svg:x1="23.281cm" svg:y1="15.389cm" svg:x2="22.322cm" svg:y2="14.851cm">
          <text:p/>
        </draw:line>
        <draw:frame draw:style-name="gr5" draw:layer="layout" svg:width="4.024cm" svg:height="0.607cm" svg:x="27.715cm" svg:y="13.909cm">
          <draw:text-box>
            <text:p>Left Wing Position Lights</text:p>
          </draw:text-box>
        </draw:frame>
        <draw:frame draw:style-name="gr5" draw:layer="layout" svg:width="4.236cm" svg:height="0.607cm" svg:x="27.715cm" svg:y="15.084cm">
          <draw:text-box>
            <text:p>Right Wing Position Lights</text:p>
          </draw:text-box>
        </draw:frame>
        <draw:frame draw:style-name="gr6" draw:layer="layout" svg:width="2.276cm" svg:height="0.963cm" svg:x="23.923cm" svg:y="13.828cm">
          <draw:text-box>
            <text:p>LIGHT3</text:p>
            <text:p>20AWG Red</text:p>
          </draw:text-box>
        </draw:frame>
        <draw:frame draw:style-name="gr6" draw:layer="layout" svg:width="2.276cm" svg:height="0.963cm" svg:x="23.942cm" svg:y="14.924cm">
          <draw:text-box>
            <text:p>LIGHT5</text:p>
            <text:p>20AWG Red</text:p>
          </draw:text-box>
        </draw:frame>
        <draw:connector draw:style-name="gr3" draw:text-style-name="P1" draw:layer="layout" draw:line-skew="-0.637cm" svg:x1="19.774cm" svg:y1="14.795cm" svg:x2="11.723cm" svg:y2="14.768cm" draw:start-shape="id3" draw:start-glue-point="4" draw:end-shape="id4" draw:end-glue-point="1" svg:d="M19774 14795v-36h-4046v9h-4005" svg:viewBox="0 0 8052 37">
          <text:p/>
        </draw:connector>
        <draw:frame draw:style-name="gr8" draw:layer="layout" svg:width="2.344cm" svg:height="0.399cm" svg:x="12.294cm" svg:y="14.477cm">
          <draw:text-box>
            <text:p>20 AWG Red</text:p>
          </draw:text-box>
        </draw:frame>
        <draw:frame draw:style-name="gr10" draw:layer="layout" svg:width="1.201cm" svg:height="0.963cm" svg:x="9.548cm" svg:y="13.869cm">
          <draw:text-box>
            <text:p>POSN</text:p>
            <text:p>5A</text:p>
          </draw:text-box>
        </draw:frame>
        <draw:g xml:id="id2" draw:id="id2">
          <draw:g>
            <draw:g>
              <draw:line draw:style-name="gr3" draw:text-style-name="P1" draw:layer="layout" svg:x1="10.707cm" svg:y1="6.228cm" svg:x2="11.212cm" svg:y2="6.228cm">
                <text:p/>
              </draw:line>
              <draw:line draw:style-name="gr3" draw:text-style-name="P1" draw:layer="layout" svg:x1="11.011cm" svg:y1="6.037cm" svg:x2="11.212cm" svg:y2="6.228cm">
                <text:p/>
              </draw:line>
              <draw:line draw:style-name="gr3" draw:text-style-name="P1" draw:layer="layout" svg:x1="11.011cm" svg:y1="6.419cm" svg:x2="11.212cm" svg:y2="6.228cm">
                <text:p/>
              </draw:line>
            </draw:g>
            <draw:g>
              <draw:line draw:style-name="gr3" draw:text-style-name="P1" draw:layer="layout" svg:x1="11.369cm" svg:y1="6.228cm" svg:x2="11.723cm" svg:y2="6.228cm">
                <text:p/>
              </draw:line>
              <draw:line draw:style-name="gr3" draw:text-style-name="P1" draw:layer="layout" svg:x1="11.168cm" svg:y1="6.037cm" svg:x2="11.369cm" svg:y2="6.228cm">
                <text:p/>
              </draw:line>
              <draw:line draw:style-name="gr3" draw:text-style-name="P1" draw:layer="layout" svg:x1="11.168cm" svg:y1="6.419cm" svg:x2="11.369cm" svg:y2="6.228cm">
                <text:p/>
              </draw:line>
            </draw:g>
          </draw:g>
          <draw:g>
            <draw:g>
              <draw:path draw:style-name="gr3" draw:text-style-name="P1" draw:layer="layout" svg:width="0.361cm" svg:height="0.125cm" svg:x="9.836cm" svg:y="6.102cm" svg:viewBox="0 0 362 126" svg:d="M0 126c182-284 362 0 362 0">
                <text:p/>
              </draw:path>
              <draw:path draw:style-name="gr3" draw:text-style-name="P1" draw:layer="layout" svg:width="0.361cm" svg:height="0.125cm" svg:x="10.2cm" svg:y="6.23cm" svg:viewBox="0 0 362 126" svg:d="M0 0c182 284 362 0 362 0">
                <text:p/>
              </draw:path>
            </draw:g>
            <draw:custom-shape draw:style-name="gr11" draw:text-style-name="P1" draw:layer="layout" svg:width="0.144cm" svg:height="0.15cm" svg:x="9.69cm" svg:y="6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44cm" svg:height="0.15cm" svg:x="10.562cm" svg:y="6.1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4" draw:id="id4">
          <draw:g>
            <draw:g>
              <draw:line draw:style-name="gr3" draw:text-style-name="P1" draw:layer="layout" svg:x1="10.707cm" svg:y1="14.768cm" svg:x2="11.212cm" svg:y2="14.768cm">
                <text:p/>
              </draw:line>
              <draw:line draw:style-name="gr3" draw:text-style-name="P1" draw:layer="layout" svg:x1="11.011cm" svg:y1="14.577cm" svg:x2="11.212cm" svg:y2="14.768cm">
                <text:p/>
              </draw:line>
              <draw:line draw:style-name="gr3" draw:text-style-name="P1" draw:layer="layout" svg:x1="11.011cm" svg:y1="14.959cm" svg:x2="11.212cm" svg:y2="14.768cm">
                <text:p/>
              </draw:line>
            </draw:g>
            <draw:g>
              <draw:line draw:style-name="gr3" draw:text-style-name="P1" draw:layer="layout" svg:x1="11.369cm" svg:y1="14.768cm" svg:x2="11.723cm" svg:y2="14.768cm">
                <text:p/>
              </draw:line>
              <draw:line draw:style-name="gr3" draw:text-style-name="P1" draw:layer="layout" svg:x1="11.168cm" svg:y1="14.577cm" svg:x2="11.369cm" svg:y2="14.768cm">
                <text:p/>
              </draw:line>
              <draw:line draw:style-name="gr3" draw:text-style-name="P1" draw:layer="layout" svg:x1="11.168cm" svg:y1="14.959cm" svg:x2="11.369cm" svg:y2="14.768cm">
                <text:p/>
              </draw:line>
            </draw:g>
          </draw:g>
          <draw:g>
            <draw:g>
              <draw:path draw:style-name="gr3" draw:text-style-name="P1" draw:layer="layout" svg:width="0.361cm" svg:height="0.125cm" svg:x="9.836cm" svg:y="14.642cm" svg:viewBox="0 0 362 126" svg:d="M0 126c182-284 362 0 362 0">
                <text:p/>
              </draw:path>
              <draw:path draw:style-name="gr3" draw:text-style-name="P1" draw:layer="layout" svg:width="0.361cm" svg:height="0.125cm" svg:x="10.2cm" svg:y="14.77cm" svg:viewBox="0 0 362 126" svg:d="M0 0c182 284 362 0 362 0">
                <text:p/>
              </draw:path>
            </draw:g>
            <draw:custom-shape draw:style-name="gr11" draw:text-style-name="P1" draw:layer="layout" svg:width="0.144cm" svg:height="0.15cm" svg:x="9.69cm" svg:y="14.6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" draw:layer="layout" svg:width="0.144cm" svg:height="0.15cm" svg:x="10.562cm" svg:y="14.6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0" draw:layer="layout" svg:width="1.158cm" svg:height="0.963cm" svg:x="9.548cm" svg:y="15.139cm">
          <draw:text-box>
            <text:p>USBF</text:p>
            <text:p>5A</text:p>
          </draw:text-box>
        </draw:frame>
        <draw:frame draw:style-name="gr12" draw:layer="layout" svg:width="1.603cm" svg:height="0.963cm" svg:x="20.051cm" svg:y="6.521cm">
          <draw:text-box>
            <text:p>Strobes</text:p>
            <text:p>On-Off</text:p>
          </draw:text-box>
        </draw:frame>
        <draw:frame draw:style-name="gr12" draw:layer="layout" svg:width="1.641cm" svg:height="0.963cm" svg:x="20.417cm" svg:y="15.153cm">
          <draw:text-box>
            <text:p>Position</text:p>
            <text:p>On-Off</text:p>
          </draw:text-box>
        </draw:frame>
        <draw:connector draw:style-name="gr3" draw:text-style-name="P1" draw:layer="layout" draw:line-skew="1.517cm" svg:x1="22.027cm" svg:y1="6.244cm" svg:x2="23.062cm" svg:y2="9.253cm" draw:start-shape="id1" draw:start-glue-point="5" draw:end-shape="id5" draw:end-glue-point="3" svg:d="M22027 6244v3006h1035v3" svg:viewBox="0 0 1036 3010">
          <text:p/>
        </draw:connector>
        <draw:connector draw:style-name="gr3" draw:text-style-name="P1" draw:layer="layout" draw:line-skew="-3.803cm" svg:x1="22.027cm" svg:y1="6.244cm" svg:x2="23.062cm" svg:y2="3.053cm" draw:start-shape="id1" draw:start-glue-point="5" draw:end-shape="id6" draw:end-glue-point="3" svg:d="M22027 6244v-3194h1035v3" svg:viewBox="0 0 1036 31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Box" style:display-name="Title Box" style:family="graphic" style:parent-style-name="standard">
      <style:graphic-properties draw:textarea-vertical-align="middle" draw:auto-grow-height="false"/>
      <style:paragraph-properties fo:text-align="center"/>
      <style:text-properties fo:font-size="14pt"/>
    </style:style>
    <style:style style:name="Boxed_20_Text" style:display-name="Boxed Text" style:family="graphic" style:parent-style-name="standard">
      <style:graphic-properties draw:auto-grow-height="false"/>
    </style:style>
    <style:style style:name="Unboxed_20_Text" style:display-name="Unboxed Text" style:family="graphic" style:parent-style-name="Boxed_20_Text">
      <style:graphic-properties draw:stroke="none" draw:stroke-dash="Dashed_20__28_var_29__20_1" svg:stroke-width="0.051cm" svg:stroke-color="#ffffff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Unboxed_20_Text" style:display-name="Unboxed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Unboxed_20_Text" style:display-name="Small Unboxed Text" style:family="graphic" style:parent-style-name="Unboxed_20_Text">
      <style:graphic-properties draw:stroke="none" draw:fill="none"/>
      <style:text-properties fo:font-size="7pt"/>
    </style:style>
    <style:style style:name="Switch_20_Label" style:display-name="Switch Label" style:family="graphic" style:parent-style-name="Boxed_20_Text">
      <style:graphic-properties svg:stroke-width="0cm" draw:marker-start-width="0.203cm" draw:marker-end-width="0.203cm" draw:fill="solid" draw:fill-color="#ffffff" draw:fill-gradient-name="Gradient_20_2" draw:fill-hatch-name="Hatching_20_1" draw:fill-image-name="Bitmape_20_1" draw:shadow="visible" draw:shadow-offset-x="0.051cm" draw:shadow-offset-y="0.051cm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textarea-vertical-align="middle" draw:auto-grow-height="false"/>
    </style:style>
    <style:style style:name="Mgr2" style:family="graphic" style:parent-style-name="Boxed_20_Text">
      <style:graphic-properties draw:textarea-vertical-align="middle" style:protect="size"/>
    </style:style>
    <style:style style:name="Mgr3" style:family="graphic" style:parent-style-name="Boxed_20_Text">
      <style:graphic-properties draw:textarea-vertical-align="middle"/>
    </style:style>
    <style:style style:name="Mgr4" style:family="graphic" style:parent-style-name="Title_20_Box">
      <style:graphic-properties fo:min-height="2.29cm" fo:min-width="7.12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8.1cm" svg:height="25.4cm" svg:x="2.54cm" svg:y="1.27cm">
        <text:p/>
        <draw:enhanced-geometry svg:viewBox="0 0 21600 21600" draw:type="rectangle" draw:enhanced-path="M 0 0 L 21600 0 21600 21600 0 21600 0 0 Z N"/>
      </draw:custom-shape>
      <draw:g>
        <draw:custom-shape draw:style-name="Mgr2" draw:text-style-name="MP1" draw:layer="backgroundobjects" svg:width="3.81cm" svg:height="0.635cm" svg:x="33.02cm" svg:y="24.13cm">
          <text:p text:style-name="MP1">Drawing #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4.765cm">
          <text:p text:style-name="MP1">Modifi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5.4cm">
          <text:p text:style-name="MP1">Created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3.02cm" svg:y="26.035cm">
          <text:p text:style-name="MP1">Drawn By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13cm">
          <text:p text:style-name="MP1">LIGHTS-1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4.765cm">
          <text:p text:style-name="MP1"><text:date style:data-style-name="D4" text:date-value="2016-07-30">07/30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5.4cm">
          <text:p text:style-name="MP1"><text:date style:data-style-name="D4" text:date-value="2016-07-24" text:fixed="true">07/24/2016</text:date></text:p>
          <draw:enhanced-geometry svg:viewBox="0 0 21600 21600" draw:type="rectangle" draw:enhanced-path="M 0 0 L 21600 0 21600 21600 0 21600 0 0 Z N"/>
        </draw:custom-shape>
        <draw:custom-shape draw:style-name="Mgr2" draw:text-style-name="MP1" draw:layer="backgroundobjects" svg:width="3.81cm" svg:height="0.635cm" svg:x="36.83cm" svg:y="26.035cm">
          <text:p text:style-name="MP1">Art Zemon</text:p>
          <draw:enhanced-geometry svg:viewBox="0 0 21600 21600" draw:type="rectangle" draw:enhanced-path="M 0 0 L 21600 0 21600 21600 0 21600 0 0 Z N"/>
        </draw:custom-shape>
        <draw:custom-shape draw:style-name="Mgr3" draw:text-style-name="MP1" draw:layer="backgroundobjects" svg:width="15.24cm" svg:height="0.762cm" svg:x="25.4cm" svg:y="23.368cm">
          <text:p text:style-name="MP1">Bede BD-4C N114AC</text:p>
          <draw:enhanced-geometry svg:viewBox="0 0 21600 21600" draw:type="rectangle" draw:enhanced-path="M 0 0 L 21600 0 21600 21600 0 21600 0 0 Z N"/>
        </draw:custom-shape>
        <draw:custom-shape draw:style-name="Mgr4" draw:layer="backgroundobjects" svg:width="7.62cm" svg:height="2.54cm" svg:x="25.4cm" svg:y="24.13cm">
          <text:p>Strobes &amp; Position Lights</text:p>
          <draw:enhanced-geometry svg:viewBox="0 0 21600 21600" draw:type="rectangle" draw:enhanced-path="M 0 0 L 21600 0 21600 21600 0 21600 0 0 Z N"/>
        </draw:custom-shape>
      </draw:g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30T17:54:06.030641998</dc:date>
    <dc:creator>Art Zemon</dc:creator>
    <meta:editing-duration>PT4H54M15S</meta:editing-duration>
    <meta:editing-cycles>63</meta:editing-cycles>
    <meta:generator>LibreOffice/4.2.8.2$Linux_X86_64 LibreOffice_project/420m0$Build-2</meta:generator>
    <meta:printed-by>Art Zemon</meta:printed-by>
    <meta:print-date>2016-07-27T20:22:53.713108348</meta:print-date>
    <meta:document-statistic meta:object-count="78"/>
  </office:meta>
</office:document-meta>
</file>